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A Writer Mono S" svg:font-family="'iA Writer Mono S'" style:font-pitch="variable"/>
  </office:font-face-decls>
  <office:automatic-styles>
    <style:style style:name="Table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4dd0e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#4dd0e1" fo:padding="0.097cm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9fa8d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iA Writer Mono S" officeooo:rsid="001df3a8"/>
    </style:style>
    <style:style style:name="P2" style:family="paragraph" style:parent-style-name="Standard">
      <style:paragraph-properties fo:text-align="center" style:justify-single-word="false"/>
      <style:text-properties style:font-name="iA Writer Mono S" officeooo:rsid="001df3a8"/>
    </style:style>
    <style:style style:name="P3" style:family="paragraph" style:parent-style-name="Standard">
      <style:text-properties style:font-name="iA Writer Mono S" style:text-underline-style="solid" style:text-underline-width="auto" style:text-underline-color="font-color" fo:font-weight="bold" officeooo:rsid="001df3a8" style:font-weight-asian="bold" style:font-weight-complex="bold"/>
    </style:style>
    <style:style style:name="P4" style:family="paragraph" style:parent-style-name="Standard">
      <style:text-properties fo:color="#d500f9" loext:opacity="100%" style:font-name="iA Writer Mono S" style:text-underline-style="solid" style:text-underline-width="auto" style:text-underline-color="font-color" officeooo:rsid="001df3a8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A Writer Mono S" fo:font-size="11pt" fo:font-style="normal" fo:text-shadow="none" style:text-underline-style="none" fo:font-weight="normal" officeooo:rsid="0020db00" officeooo:paragraph-rsid="0020db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A Writer Mono 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A Writer Mono S" fo:font-size="11pt" fo:font-style="normal" fo:text-shadow="none" style:text-underline-style="none" fo:font-weight="normal" officeooo:rsid="001efefa" officeooo:paragraph-rsid="001efe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iA Writer Mono S" fo:font-size="11pt" fo:font-style="normal" fo:text-shadow="none" style:text-underline-style="none" fo:font-weight="bold" officeooo:rsid="001efefa" officeooo:paragraph-rsid="001efe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font-name="iA Writer Mono S" fo:font-size="11pt" officeooo:rsid="0020db00" officeooo:paragraph-rsid="0020db00" style:font-size-asian="11pt" style:font-size-complex="11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iA Writer Mono S" fo:font-size="11pt" officeooo:rsid="00226949" officeooo:paragraph-rsid="00226949" style:font-size-asian="11pt" style:font-size-complex="11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iA Writer Mono S" fo:font-size="11pt" officeooo:rsid="00293af7" officeooo:paragraph-rsid="00293af7" style:font-size-asian="11pt" style:font-size-complex="11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iA Writer Mono S" fo:font-size="11pt" officeooo:rsid="00293af7" officeooo:paragraph-rsid="00293af7" style:font-size-asian="11pt" style:font-size-complex="11pt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iA Writer Mono S" fo:font-size="11pt" officeooo:rsid="00297c8d" officeooo:paragraph-rsid="002ac3a0" style:font-size-asian="11pt" style:font-size-complex="11pt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iA Writer Mono S" fo:font-size="11pt" officeooo:rsid="002ac3a0" officeooo:paragraph-rsid="002ac3a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iA Writer Mono S" fo:font-size="11pt" officeooo:rsid="002ac3a0" officeooo:paragraph-rsid="002ac3a0" style:font-size-asian="11pt" style:font-size-complex="11pt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iA Writer Mono S" fo:font-size="11pt" officeooo:rsid="0030d27b" officeooo:paragraph-rsid="0030d27b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iA Writer Mono S" fo:font-size="11pt" officeooo:rsid="0030d27b" officeooo:paragraph-rsid="0030d27b" style:font-size-asian="11pt" style:font-size-complex="11pt"/>
    </style:style>
    <style:style style:name="P18" style:family="paragraph" style:parent-style-name="Standard" style:list-style-name="L6">
      <style:paragraph-properties fo:text-align="justify" style:justify-single-word="false"/>
      <style:text-properties style:font-name="iA Writer Mono S" fo:font-size="11pt" officeooo:rsid="00319010" officeooo:paragraph-rsid="00319010" style:font-size-asian="11pt" style:font-size-complex="11pt"/>
    </style:style>
    <style:style style:name="P19" style:family="paragraph" style:parent-style-name="Standard" style:list-style-name="L7">
      <style:paragraph-properties fo:text-align="justify" style:justify-single-word="false"/>
      <style:text-properties style:font-name="iA Writer Mono S" fo:font-size="11pt" officeooo:rsid="003c48b8" officeooo:paragraph-rsid="003c48b8" style:font-size-asian="11pt" style:font-size-complex="11pt"/>
    </style:style>
    <style:style style:name="P20" style:family="paragraph" style:parent-style-name="Standard" style:list-style-name="L7">
      <style:paragraph-properties fo:text-align="justify" style:justify-single-word="false"/>
      <style:text-properties style:font-name="iA Writer Mono S" fo:font-size="11pt" officeooo:rsid="0038e629" officeooo:paragraph-rsid="0038e629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iA Writer Mono S" fo:font-size="11pt" officeooo:rsid="003d42da" officeooo:paragraph-rsid="0034369b" style:font-size-asian="11pt" style:font-size-complex="11pt"/>
    </style:style>
    <style:style style:name="P22" style:family="paragraph" style:parent-style-name="Standard" style:list-style-name="L8">
      <style:paragraph-properties fo:text-align="justify" style:justify-single-word="false"/>
      <style:text-properties style:font-name="iA Writer Mono S" fo:font-size="11pt" officeooo:rsid="00413a45" officeooo:paragraph-rsid="00413a45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iA Writer Mono S" fo:font-size="11pt" officeooo:rsid="00413a45" officeooo:paragraph-rsid="00413a45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iA Writer Mono S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iA Writer Mono S" fo:font-size="11pt" officeooo:rsid="0025e0f8" officeooo:paragraph-rsid="0025e0f8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iA Writer Mono S" fo:font-size="11pt" officeooo:rsid="0027d947" officeooo:paragraph-rsid="0027d947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iA Writer Mono S" fo:font-size="11pt" officeooo:rsid="0028a2ea" officeooo:paragraph-rsid="0028a2ea" style:font-size-asian="11pt" style:font-size-complex="11pt"/>
    </style:style>
    <style:style style:name="P28" style:family="paragraph" style:parent-style-name="Standard" style:list-style-name="L9">
      <style:paragraph-properties fo:text-align="justify" style:justify-single-word="false"/>
      <style:text-properties style:font-name="iA Writer Mono S" fo:font-size="11pt" officeooo:rsid="0044852f" officeooo:paragraph-rsid="0044852f" style:font-size-asian="11pt" style:font-size-complex="11pt"/>
    </style:style>
    <style:style style:name="P29" style:family="paragraph" style:parent-style-name="Standard" style:list-style-name="L9">
      <style:paragraph-properties fo:text-align="justify" style:justify-single-word="false"/>
      <style:text-properties style:font-name="iA Writer Mono S" fo:font-size="11pt" officeooo:rsid="0045143e" officeooo:paragraph-rsid="0045143e" style:font-size-asian="11pt" style:font-size-complex="11pt"/>
    </style:style>
    <style:style style:name="P30" style:family="paragraph" style:parent-style-name="Standard" style:list-style-name="L9">
      <style:paragraph-properties fo:text-align="justify" style:justify-single-word="false"/>
      <style:text-properties style:font-name="iA Writer Mono S" fo:font-size="11pt" officeooo:rsid="0045f9b4" officeooo:paragraph-rsid="0045f9b4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iA Writer Mono S" fo:font-size="11pt" officeooo:rsid="0045f9b4" officeooo:paragraph-rsid="0045f9b4" style:font-size-asian="11pt" style:font-size-complex="11pt"/>
    </style:style>
    <style:style style:name="P32" style:family="paragraph" style:parent-style-name="Standard" style:list-style-name="L10">
      <style:paragraph-properties fo:text-align="justify" style:justify-single-word="false"/>
      <style:text-properties style:font-name="iA Writer Mono S" fo:font-size="11pt" officeooo:rsid="0045f9b4" officeooo:paragraph-rsid="0045f9b4" style:font-size-asian="11pt" style:font-size-complex="11pt"/>
    </style:style>
    <style:style style:name="P33" style:family="paragraph" style:parent-style-name="Standard" style:list-style-name="L10">
      <style:paragraph-properties fo:text-align="justify" style:justify-single-word="false"/>
      <style:text-properties style:font-name="iA Writer Mono S" fo:font-size="11pt" officeooo:rsid="0045f9b4" officeooo:paragraph-rsid="00478371" style:font-size-asian="11pt" style:font-size-complex="11pt"/>
    </style:style>
    <style:style style:name="P34" style:family="paragraph" style:parent-style-name="Standard" style:list-style-name="L10">
      <style:paragraph-properties fo:text-align="justify" style:justify-single-word="false"/>
      <style:text-properties style:font-name="iA Writer Mono S" fo:font-size="11pt" officeooo:rsid="00478371" officeooo:paragraph-rsid="00478371" style:font-size-asian="11pt" style:font-size-complex="11pt"/>
    </style:style>
    <style:style style:name="P35" style:family="paragraph" style:parent-style-name="Standard" style:list-style-name="L10">
      <style:paragraph-properties fo:text-align="justify" style:justify-single-word="false"/>
      <style:text-properties style:font-name="iA Writer Mono S" fo:font-size="11pt" officeooo:rsid="004922ef" officeooo:paragraph-rsid="004922ef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iA Writer Mono S" fo:font-size="11pt" style:text-underline-style="solid" style:text-underline-width="auto" style:text-underline-color="font-color" fo:font-weight="bold" officeooo:rsid="0030d27b" officeooo:paragraph-rsid="0030d27b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iA Writer Mono S" fo:font-size="11pt" style:text-underline-style="solid" style:text-underline-width="auto" style:text-underline-color="font-color" fo:font-weight="bold" officeooo:rsid="003d42da" officeooo:paragraph-rsid="0034369b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iA Writer Mono S" fo:font-size="11pt" style:text-underline-style="solid" style:text-underline-width="auto" style:text-underline-color="font-color" fo:font-weight="bold" officeooo:rsid="001df3a8" officeooo:paragraph-rsid="00226949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color="#651fff" loext:opacity="100%" fo:font-size="11pt" officeooo:rsid="0020db00" officeooo:paragraph-rsid="0020db00" style:font-size-asian="11pt" style:font-size-complex="11pt"/>
    </style:style>
    <style:style style:name="P40" style:family="paragraph" style:parent-style-name="Standard" style:list-style-name="L1">
      <style:paragraph-properties fo:text-align="justify" style:justify-single-word="false"/>
      <style:text-properties fo:color="#651fff" loext:opacity="100%" style:font-name="iA Writer Mono S" fo:font-size="11pt" style:text-underline-style="solid" style:text-underline-width="auto" style:text-underline-color="font-color" officeooo:rsid="0020db00" officeooo:paragraph-rsid="00226949" style:font-size-asian="11pt" style:font-size-complex="11pt"/>
    </style:style>
    <style:style style:name="P41" style:family="paragraph" style:parent-style-name="Standard" style:list-style-name="L2">
      <style:paragraph-properties fo:text-align="justify" style:justify-single-word="false"/>
      <style:text-properties fo:color="#651fff" loext:opacity="100%" style:font-name="iA Writer Mono S" fo:font-size="11pt" style:text-underline-style="solid" style:text-underline-width="auto" style:text-underline-color="font-color" officeooo:rsid="0028a2ea" officeooo:paragraph-rsid="0028a2ea" style:font-size-asian="11pt" style:font-size-complex="11pt"/>
    </style:style>
    <style:style style:name="P42" style:family="paragraph" style:parent-style-name="Standard" style:list-style-name="L2">
      <style:paragraph-properties fo:text-align="justify" style:justify-single-word="false"/>
      <style:text-properties fo:color="#651fff" loext:opacity="100%" style:font-name="iA Writer Mono S" fo:font-size="11pt" style:text-underline-style="solid" style:text-underline-width="auto" style:text-underline-color="font-color" officeooo:rsid="00293af7" officeooo:paragraph-rsid="00293af7" style:font-size-asian="11pt" style:font-size-complex="11pt"/>
    </style:style>
    <style:style style:name="P43" style:family="paragraph" style:parent-style-name="Standard" style:list-style-name="L3">
      <style:paragraph-properties fo:text-align="justify" style:justify-single-word="false"/>
      <style:text-properties fo:color="#651fff" loext:opacity="100%" style:font-name="iA Writer Mono S" fo:font-size="11pt" style:text-underline-style="solid" style:text-underline-width="auto" style:text-underline-color="font-color" officeooo:rsid="00293af7" officeooo:paragraph-rsid="00293af7" style:font-size-asian="11pt" style:font-size-complex="11pt"/>
    </style:style>
    <style:style style:name="P44" style:family="paragraph" style:parent-style-name="Standard" style:list-style-name="L4">
      <style:paragraph-properties fo:text-align="justify" style:justify-single-word="false"/>
      <style:text-properties fo:color="#651fff" loext:opacity="100%" style:font-name="iA Writer Mono S" fo:font-size="11pt" style:text-underline-style="solid" style:text-underline-width="auto" style:text-underline-color="font-color" officeooo:rsid="00297c8d" officeooo:paragraph-rsid="002ac3a0" style:font-size-asian="11pt" style:font-size-complex="11pt"/>
    </style:style>
    <style:style style:name="P45" style:family="paragraph" style:parent-style-name="Standard" style:list-style-name="L4">
      <style:paragraph-properties fo:text-align="justify" style:justify-single-word="false"/>
      <style:text-properties fo:color="#651fff" loext:opacity="100%" style:font-name="iA Writer Mono S" fo:font-size="11pt" style:text-underline-style="solid" style:text-underline-width="auto" style:text-underline-color="font-color" officeooo:rsid="00297c8d" officeooo:paragraph-rsid="00297c8d" style:font-size-asian="11pt" style:font-size-complex="11pt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1pt" officeooo:rsid="00226949" officeooo:paragraph-rsid="0022694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font-size="11pt" officeooo:paragraph-rsid="0020db00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color="#d500f9" loext:opacity="100%" style:font-name="iA Writer Mono S" fo:font-size="11pt" style:text-underline-style="solid" style:text-underline-width="auto" style:text-underline-color="font-color" officeooo:rsid="001df3a8" officeooo:paragraph-rsid="0027d947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color="#d500f9" loext:opacity="100%" style:font-name="iA Writer Mono S" fo:font-size="11pt" style:text-underline-style="solid" style:text-underline-width="auto" style:text-underline-color="font-color" officeooo:rsid="0030d27b" officeooo:paragraph-rsid="0030d27b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color="#d500f9" loext:opacity="100%" style:font-name="iA Writer Mono S" fo:font-size="11pt" style:text-underline-style="solid" style:text-underline-width="auto" style:text-underline-color="font-color" officeooo:rsid="00431c17" officeooo:paragraph-rsid="003f37d7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fo:color="#d500f9" loext:opacity="100%" style:font-name="iA Writer Mono S" style:text-underline-style="solid" style:text-underline-width="auto" style:text-underline-color="font-color" officeooo:rsid="001df3a8"/>
    </style:style>
    <style:style style:name="P52" style:family="paragraph" style:parent-style-name="Standard">
      <style:paragraph-properties fo:text-align="justify" style:justify-single-word="false"/>
      <style:text-properties fo:color="#d500f9" loext:opacity="100%" style:text-underline-style="solid" style:text-underline-width="auto" style:text-underline-color="font-color" officeooo:rsid="00319010" officeooo:paragraph-rsid="00319010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293af7" officeooo:paragraph-rsid="00293af7"/>
    </style:style>
    <style:style style:name="P54" style:family="paragraph" style:parent-style-name="Standard">
      <style:paragraph-properties fo:text-align="justify" style:justify-single-word="false"/>
      <style:text-properties fo:color="#d84315" loext:opacity="100%" style:font-name="iA Writer Mono S" fo:font-size="11pt" style:text-underline-style="solid" style:text-underline-width="auto" style:text-underline-color="font-color" officeooo:rsid="00297c8d" officeooo:paragraph-rsid="00293af7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fo:color="#d84315" loext:opacity="100%" style:font-name="iA Writer Mono S" fo:font-size="11pt" style:text-underline-style="solid" style:text-underline-width="auto" style:text-underline-color="font-color" officeooo:rsid="0028a2ea" officeooo:paragraph-rsid="0028a2ea" style:font-size-asian="11pt" style:font-size-complex="11pt"/>
    </style:style>
    <style:style style:name="P56" style:family="paragraph" style:parent-style-name="Standard" style:list-style-name="L4">
      <style:paragraph-properties fo:text-align="justify" style:justify-single-word="false"/>
      <style:text-properties officeooo:rsid="00297c8d" officeooo:paragraph-rsid="00297c8d"/>
    </style:style>
    <style:style style:name="P57" style:family="paragraph" style:parent-style-name="Standard" style:list-style-name="L4">
      <style:paragraph-properties fo:text-align="justify" style:justify-single-word="false"/>
      <style:text-properties officeooo:rsid="002ac3a0" officeooo:paragraph-rsid="002ac3a0"/>
    </style:style>
    <style:style style:name="P58" style:family="paragraph" style:parent-style-name="Standard" style:list-style-name="L5">
      <style:paragraph-properties fo:text-align="justify" style:justify-single-word="false"/>
      <style:text-properties officeooo:rsid="002ac3a0" officeooo:paragraph-rsid="002ac3a0"/>
    </style:style>
    <style:style style:name="P59" style:family="paragraph" style:parent-style-name="Standard">
      <style:paragraph-properties fo:text-align="justify" style:justify-single-word="false"/>
      <style:text-properties fo:color="#e53935" loext:opacity="100%" style:font-name="iA Writer Mono S" fo:font-size="11pt" style:text-underline-style="solid" style:text-underline-width="auto" style:text-underline-color="font-color" officeooo:rsid="002ac3a0" officeooo:paragraph-rsid="002ac3a0" style:font-size-asian="11pt" style:font-size-complex="11pt"/>
    </style:style>
    <style:style style:name="P60" style:family="paragraph" style:parent-style-name="Standard" style:list-style-name="L5">
      <style:paragraph-properties fo:text-align="justify" style:justify-single-word="false"/>
      <style:text-properties officeooo:rsid="002d6f45" officeooo:paragraph-rsid="002d6f45"/>
    </style:style>
    <style:style style:name="P61" style:family="paragraph" style:parent-style-name="Standard" style:list-style-name="L6">
      <style:paragraph-properties fo:text-align="justify" style:justify-single-word="false"/>
      <style:text-properties officeooo:rsid="0030d27b" officeooo:paragraph-rsid="0030d27b"/>
    </style:style>
    <style:style style:name="P62" style:family="paragraph" style:parent-style-name="Standard" style:list-style-name="L6">
      <style:paragraph-properties fo:text-align="justify" style:justify-single-word="false"/>
      <style:text-properties officeooo:rsid="0030d27b" officeooo:paragraph-rsid="00319010"/>
    </style:style>
    <style:style style:name="P63" style:family="paragraph" style:parent-style-name="Standard" style:list-style-name="L7">
      <style:paragraph-properties fo:text-align="justify" style:justify-single-word="false"/>
      <style:text-properties officeooo:rsid="00325ba2" officeooo:paragraph-rsid="00325ba2"/>
    </style:style>
    <style:style style:name="P64" style:family="paragraph" style:parent-style-name="Standard" style:list-style-name="L7">
      <style:paragraph-properties fo:text-align="justify" style:justify-single-word="false"/>
      <style:text-properties officeooo:rsid="0034369b" officeooo:paragraph-rsid="003c48b8"/>
    </style:style>
    <style:style style:name="P65" style:family="paragraph" style:parent-style-name="Standard" style:list-style-name="L7">
      <style:paragraph-properties fo:text-align="justify" style:justify-single-word="false"/>
      <style:text-properties officeooo:rsid="0034369b" officeooo:paragraph-rsid="0034369b"/>
    </style:style>
    <style:style style:name="P66" style:family="paragraph" style:parent-style-name="Standard">
      <style:paragraph-properties fo:text-align="justify" style:justify-single-word="false"/>
      <style:text-properties officeooo:rsid="003f37d7" officeooo:paragraph-rsid="003f37d7"/>
    </style:style>
    <style:style style:name="P67" style:family="paragraph" style:parent-style-name="Standard" style:list-style-name="L8">
      <style:paragraph-properties fo:text-align="justify" style:justify-single-word="false"/>
      <style:text-properties officeooo:rsid="003f37d7" officeooo:paragraph-rsid="003f37d7"/>
    </style:style>
    <style:style style:name="P68" style:family="paragraph" style:parent-style-name="Standard" style:list-style-name="L5">
      <style:paragraph-properties fo:text-align="justify" style:justify-single-word="false"/>
      <style:text-properties officeooo:paragraph-rsid="002d6f45"/>
    </style:style>
    <style:style style:name="P69" style:family="paragraph" style:parent-style-name="Standard" style:list-style-name="L5">
      <style:paragraph-properties fo:text-align="justify" style:justify-single-word="false"/>
      <style:text-properties officeooo:paragraph-rsid="0030d27b"/>
    </style:style>
    <style:style style:name="T1" style:family="text">
      <style:text-properties officeooo:rsid="0020db00"/>
    </style:style>
    <style:style style:name="T2" style:family="text">
      <style:text-properties style:font-name="iA Writer Mono S"/>
    </style:style>
    <style:style style:name="T3" style:family="text">
      <style:text-properties style:font-name="iA Writer Mono S" officeooo:rsid="0020db00"/>
    </style:style>
    <style:style style:name="T4" style:family="text">
      <style:text-properties style:font-name="iA Writer Mono S" style:text-underline-style="solid" style:text-underline-width="auto" style:text-underline-color="font-color"/>
    </style:style>
    <style:style style:name="T5" style:family="text">
      <style:text-properties style:font-name="iA Writer Mono S" officeooo:rsid="00226949"/>
    </style:style>
    <style:style style:name="T6" style:family="text">
      <style:text-properties style:font-name="iA Writer Mono S" officeooo:rsid="0025e0f8"/>
    </style:style>
    <style:style style:name="T7" style:family="text">
      <style:text-properties style:font-name="iA Writer Mono S" fo:font-size="11pt" style:font-size-asian="11pt" style:font-size-complex="11pt"/>
    </style:style>
    <style:style style:name="T8" style:family="text">
      <style:text-properties style:font-name="iA Writer Mono S" fo:font-size="11pt" officeooo:rsid="00297c8d" style:font-size-asian="11pt" style:font-size-complex="11pt"/>
    </style:style>
    <style:style style:name="T9" style:family="text">
      <style:text-properties style:font-name="iA Writer Mono S" fo:font-size="11pt" officeooo:rsid="002ca230" style:font-size-asian="11pt" style:font-size-complex="11pt"/>
    </style:style>
    <style:style style:name="T10" style:family="text">
      <style:text-properties style:font-name="iA Writer Mono S" fo:font-size="11pt" officeooo:rsid="002d6f45" style:font-size-asian="11pt" style:font-size-complex="11pt"/>
    </style:style>
    <style:style style:name="T11" style:family="text">
      <style:text-properties style:font-name="iA Writer Mono S" fo:font-size="11pt" officeooo:rsid="0030d27b" style:font-size-asian="11pt" style:font-size-complex="11pt"/>
    </style:style>
    <style:style style:name="T12" style:family="text">
      <style:text-properties style:font-name="iA Writer Mono S" fo:font-size="11pt" officeooo:rsid="00319010" style:font-size-asian="11pt" style:font-size-complex="11pt"/>
    </style:style>
    <style:style style:name="T13" style:family="text">
      <style:text-properties style:font-name="iA Writer Mono S" fo:font-size="11pt" officeooo:rsid="00325ba2" style:font-size-asian="11pt" style:font-size-complex="11pt"/>
    </style:style>
    <style:style style:name="T14" style:family="text">
      <style:text-properties style:font-name="iA Writer Mono S" fo:font-size="11pt" officeooo:rsid="003706ed" style:font-size-asian="11pt" style:font-size-complex="11pt"/>
    </style:style>
    <style:style style:name="T15" style:family="text">
      <style:text-properties style:font-name="iA Writer Mono S" fo:font-size="11pt" officeooo:rsid="0038e629" style:font-size-asian="11pt" style:font-size-complex="11pt"/>
    </style:style>
    <style:style style:name="T16" style:family="text">
      <style:text-properties style:font-name="iA Writer Mono S" fo:font-size="11pt" officeooo:rsid="003aac59" style:font-size-asian="11pt" style:font-size-complex="11pt"/>
    </style:style>
    <style:style style:name="T17" style:family="text">
      <style:text-properties style:font-name="iA Writer Mono S" fo:font-size="11pt" officeooo:rsid="003d42da" style:font-size-asian="11pt" style:font-size-complex="11pt"/>
    </style:style>
    <style:style style:name="T18" style:family="text">
      <style:text-properties style:font-name="iA Writer Mono S" fo:font-size="11pt" officeooo:rsid="00401ec1" style:font-size-asian="11pt" style:font-size-complex="11pt"/>
    </style:style>
    <style:style style:name="T19" style:family="text">
      <style:text-properties style:font-name="iA Writer Mono S" fo:font-size="11pt" officeooo:rsid="00413a45" style:font-size-asian="11pt" style:font-size-complex="11pt"/>
    </style:style>
    <style:style style:name="T20" style:family="text">
      <style:text-properties style:font-name="iA Writer Mono S" fo:font-size="11pt" officeooo:rsid="00431c17" style:font-size-asian="11pt" style:font-size-complex="11pt"/>
    </style:style>
    <style:style style:name="T21" style:family="text">
      <style:text-properties style:font-name="iA Writer Mono S" fo:font-size="11p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7d947"/>
    </style:style>
    <style:style style:name="T24" style:family="text">
      <style:text-properties officeooo:rsid="00293af7"/>
    </style:style>
    <style:style style:name="T25" style:family="text">
      <style:text-properties fo:color="#651fff" loext:opacity="100%" style:font-name="iA Writer Mono S" fo:font-size="11pt" style:text-underline-style="solid" style:text-underline-width="auto" style:text-underline-color="font-color" style:font-size-asian="11pt" style:font-size-complex="11pt"/>
    </style:style>
    <style:style style:name="T26" style:family="text">
      <style:text-properties fo:color="#651fff" loext:opacity="100%" style:font-name="iA Writer Mono S" fo:font-size="11pt" style:text-underline-style="solid" style:text-underline-width="auto" style:text-underline-color="font-color" officeooo:rsid="002d6f45" style:font-size-asian="11pt" style:font-size-complex="11pt"/>
    </style:style>
    <style:style style:name="T27" style:family="text">
      <style:text-properties fo:color="#651fff" loext:opacity="100%" style:font-name="iA Writer Mono S" fo:font-size="11pt" style:text-underline-style="solid" style:text-underline-width="auto" style:text-underline-color="font-color" officeooo:rsid="0030d27b" style:font-size-asian="11pt" style:font-size-complex="11pt"/>
    </style:style>
    <style:style style:name="T28" style:family="text">
      <style:text-properties fo:color="#651fff" loext:opacity="100%" style:font-name="iA Writer Mono S" fo:font-size="11pt" style:text-underline-style="solid" style:text-underline-width="auto" style:text-underline-color="font-color" officeooo:rsid="00325ba2" style:font-size-asian="11pt" style:font-size-complex="11pt"/>
    </style:style>
    <style:style style:name="T29" style:family="text">
      <style:text-properties fo:color="#651fff" loext:opacity="100%" style:font-name="iA Writer Mono S" fo:font-size="11pt" style:font-size-asian="11pt" style:font-size-complex="11pt"/>
    </style:style>
    <style:style style:name="T30" style:family="text">
      <style:text-properties officeooo:rsid="0044852f"/>
    </style:style>
    <style:style style:name="T31" style:family="text">
      <style:text-properties officeooo:rsid="0045f9b4"/>
    </style:style>
    <style:style style:name="T32" style:family="text">
      <style:text-properties officeooo:rsid="00478371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D01 – DESARROLLO DE SOFTWARE </text:p>
      <text:p text:style-name="P1"/>
      <text:p text:style-name="P3">1 Desarrollo de software.</text:p>
      <text:p text:style-name="P4">1.1 Software y programa. Tipos de software</text:p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Objetivo</text:p>
          </table:table-cell>
          <table:table-cell table:style-name="Table1.C1" office:value-type="string">
            <text:p text:style-name="P8">Incluye</text:p>
          </table:table-cell>
        </table:table-row>
        <table:table-row table:style-name="Table1.2">
          <table:table-cell table:style-name="Table1.A2" office:value-type="string">
            <text:p text:style-name="P8">De Sistema</text:p>
          </table:table-cell>
          <table:table-cell table:style-name="Table1.B2" office:value-type="string">
            <text:p text:style-name="P7">Liberar al usuario de los detalles del hardware y su gestión</text:p>
          </table:table-cell>
          <table:table-cell table:style-name="Table1.C2" office:value-type="string">
            <text:p text:style-name="P7">- SO</text:p>
            <text:p text:style-name="P7">- Controladores de dispositivos.</text:p>
            <text:p text:style-name="P7">- Utilidades</text:p>
          </table:table-cell>
        </table:table-row>
        <table:table-row table:style-name="Table1.1">
          <table:table-cell table:style-name="Table1.A2" office:value-type="string">
            <text:p text:style-name="P8">De Programación</text:p>
          </table:table-cell>
          <table:table-cell table:style-name="Table1.B3" office:value-type="string">
            <text:p text:style-name="P5">Proporcionar herramientas para desarrollar programas informáticos.</text:p>
          </table:table-cell>
          <table:table-cell table:style-name="Table1.C3" office:value-type="string">
            <text:p text:style-name="P6">- <text:span text:style-name="T1">Editor de texto</text:span></text:p>
            <text:p text:style-name="P6">- <text:span text:style-name="T1">Compiladores.</text:span></text:p>
            <text:p text:style-name="P6">- <text:span text:style-name="T1">IDEs</text:span></text:p>
            <text:p text:style-name="P6">- <text:span text:style-name="T1">Enlazadores</text:span></text:p>
            <text:p text:style-name="P6">- <text:span text:style-name="T1">Depuradores</text:span></text:p>
            <text:p text:style-name="P6">- <text:span text:style-name="T1">Interpretes</text:span></text:p>
          </table:table-cell>
        </table:table-row>
        <table:table-row table:style-name="Table1.1">
          <table:table-cell table:style-name="Table1.A2" office:value-type="string">
            <text:p text:style-name="P8">De Aplicaciones</text:p>
          </table:table-cell>
          <table:table-cell table:style-name="Table1.B4" office:value-type="string">
            <text:p text:style-name="P5">Permitir al usuario realizar una o varias tareas especificas.</text:p>
          </table:table-cell>
          <table:table-cell table:style-name="Table1.C4" office:value-type="string">
            <text:p text:style-name="P6">- <text:span text:style-name="T1">Aplicaciones Ofimáticas.</text:span></text:p>
            <text:p text:style-name="P6">- <text:span text:style-name="T1">Bases de datos.</text:span></text:p>
            <text:p text:style-name="P6">- <text:span text:style-name="T1">Videojuegos.</text:span></text:p>
            <text:p text:style-name="P6">- <text:span text:style-name="T1">CAD</text:span></text:p>
          </table:table-cell>
        </table:table-row>
      </table:table>
      <text:p text:style-name="P1"/>
      <text:p text:style-name="P51">1.2 Interacción con el sistema.</text:p>
      <text:p text:style-name="P47"><text:span text:style-name="T3">Tanto el software como el hardware tienen una relación indisoluble y </text:span><text:span text:style-name="T2">que necesitan estar instalados y configurados correctamente para que el equipo funcione.</text:span></text:p>
      <text:p text:style-name="P9">Arquitectura Von Neumann: </text:p>
      <text:list xml:id="list1530980771" text:style-name="L1">
        <text:list-item>
          <text:p text:style-name="P40">Punto de vista del SO:</text:p>
          <text:list>
            <text:list-item>
              <text:p text:style-name="P10">El SO controla el hardware durante el funcionamiento del ordenador y actuá como intermediario entre este y las aplicaciones.</text:p>
            </text:list-item>
            <text:list-item>
              <text:p text:style-name="P46"><text:span text:style-name="T5">E</text:span><text:span text:style-name="T2">L SO será el encargado de administrar todo lo que necesite las aplicaciones de manera interna.</text:span></text:p>
            </text:list-item>
          </text:list>
        </text:list-item>
        <text:list-item>
          <text:p text:style-name="P39"><text:span text:style-name="T4">Punto de vista de las aplicaciones</text:span><text:span text:style-name="T2">:</text:span></text:p>
          <text:list>
            <text:list-item>
              <text:p text:style-name="P10">Aplicación es un conjunto de programas escritos en algún lenguaje de programación el cual el hardware debe interpretar y ejecutar.</text:p>
            </text:list-item>
            <text:list-item>
              <text:p text:style-name="P46"><text:span text:style-name="T2">Los lenguajes de programación </text:span><text:span text:style-name="T6">están escritos en sentencias de un idioma entendible y fácil de usar y aprender para el programador . Pero el hardware solo entiende el código binario.</text:span></text:p>
            </text:list-item>
          </text:list>
        </text:list-item>
      </text:list>
      <text:p text:style-name="P38">2 Lenguajes de programación </text:p>
      <text:p text:style-name="P24">Los programas informáticos están escritos usando algún lenguaje de programación, es decir, un conjunto de instrucciones, operadores y reglas de sintaxis y semánticas, que se ponen a disposición del programador para que éste pueda comunicarse con los dispositivos hardware y software existentes.</text:p>
      <text:p text:style-name="P25"/>
      <text:p text:style-name="P25">Al principio todos los programas se creaban a través del código binario. Siendo sumamente complejo.</text:p>
      <text:p text:style-name="P25"><text:soft-page-break/>Se <text:span text:style-name="T23">mejoró</text:span> estableciendo nombre a las secuencias mas frecuentes y estableciéndolas en posiciones de memoria concretas, recibiendo el nombre de instrucciones, y <text:span text:style-name="T23">al conjunto de dichas instrucciones, lenguaje ensamblador.</text:span></text:p>
      <text:p text:style-name="P25"/>
      <text:p text:style-name="P26">Aun así seguía siendo muy complicado, naciendo el concepto de lenguaje de alto nivel con FORTRAN, para facilitar la tarea.</text:p>
      <text:p text:style-name="P26"/>
      <text:p text:style-name="P48">2.1 Clasificación y características</text:p>
      <text:p text:style-name="P27">Un lenguaje de programación se clasifica en 3 criterios:</text:p>
      <text:p text:style-name="P27">- Nivel de abstracción</text:p>
      <text:p text:style-name="P27">- Forma de ejecución</text:p>
      <text:p text:style-name="P27">- Paradigma usado.</text:p>
      <text:p text:style-name="P27"/>
      <text:p text:style-name="P55">2.1.1 Nivel de abstracción</text:p>
      <text:list xml:id="list845418457" text:style-name="L2">
        <text:list-item>
          <text:p text:style-name="P41">Lenguajes de bajo nivel.</text:p>
          <text:list>
            <text:list-item>
              <text:p text:style-name="P11"><text:span text:style-name="T22">1ª Generación:</text:span> Lenguaje máquina.</text:p>
            </text:list-item>
          </text:list>
        </text:list-item>
        <text:list-item>
          <text:p text:style-name="P42">Lenguaje de medio nivel.</text:p>
          <text:list>
            <text:list-item>
              <text:p text:style-name="P11"><text:span text:style-name="T22">2ª Generación:</text:span> Lenguaje ensamblador(max repre)</text:p>
            </text:list-item>
          </text:list>
        </text:list-item>
      </text:list>
      <text:p text:style-name="P27"><text:tab/><text:span text:style-name="T24">Lenguajes con instrucciones para realizar operaciones sencillas <text:tab/>con datos simples o posiciones de memoria.</text:span></text:p>
      <text:list xml:id="list1482848635" text:style-name="L3">
        <text:list-item>
          <text:p text:style-name="P43">Lenguaje de alto nivel.</text:p>
          <text:list>
            <text:list-item>
              <text:p text:style-name="P53"><text:span text:style-name="T21">3ª Generación</text:span><text:span text:style-name="T7">: La mayoría de los lenguajes de programación utilizados.</text:span></text:p>
              <text:p text:style-name="P12">Entran tanto los procedimentales como los orientados a objetos.</text:p>
            </text:list-item>
            <text:list-item>
              <text:p text:style-name="P53"><text:span text:style-name="T21">4ª Generación</text:span><text:span text:style-name="T7">: Creados con un propósito específico, reduciendo la cantidad de lineas de código. Debido a la creación de rutinas. Ej calcular un problema matemático complejo</text:span></text:p>
            </text:list-item>
            <text:list-item>
              <text:p text:style-name="P53"><text:span text:style-name="T21">5ª Generación</text:span><text:span text:style-name="T7">: (lenguajes naturales) </text:span><text:span text:style-name="T8">usados en inteligencia artificial y la lógica. Abstrayéndose aun más usando el lenguaje natural con una base de conocimientos.</text:span></text:p>
            </text:list-item>
          </text:list>
        </text:list-item>
      </text:list>
      <text:p text:style-name="P54">2.1.2 Forma de ejecución</text:p>
      <text:list xml:id="list2701552988" text:style-name="L4">
        <text:list-item>
          <text:p text:style-name="P44">Lenguajes compilados: </text:p>
          <text:list>
            <text:list-item>
              <text:p text:style-name="P13">El programa compilador o traductor convierte el código fuente a código objeto y otro programa (enlazador) lo unirá con el código objeto de las librerías necesarias para producir el código ejecutable.</text:p>
              <text:p text:style-name="P56"><text:span text:style-name="T7">Tanto el compilador como el enlazador dependerán de la arquitectura de la maquina. </text:span><text:span text:style-name="T9">mono</text:span><text:span text:style-name="T7">sistema.</text:span></text:p>
            </text:list-item>
          </text:list>
        </text:list-item>
        <text:list-item>
          <text:p text:style-name="P45">Lenguajes interpretados:</text:p>
          <text:list>
            <text:list-item>
              <text:p text:style-name="P14">Ejecutan el código directamente con un programa interprete, el cual interpreta y ejecuta linea a linea y en tiempo real las instrucciones de manera independiente y secuencial.</text:p>
            </text:list-item>
            <text:list-item>
              <text:p text:style-name="P14">El interprete debe estar instalado en la maquina a ejecutar.</text:p>
            </text:list-item>
          </text:list>
        </text:list-item>
        <text:list-item>
          <text:p text:style-name="P57"><text:span text:style-name="T25">Lenguajes virtuales:</text:span><text:span text:style-name="T7"> Una mezcla entre los anteriores.</text:span></text:p>
          <text:list>
            <text:list-item>
              <text:p text:style-name="P14">Compila el código fuente pero no a código objeto sino a a un código intermedio que interpreta cualquier arquitectura que tenga la MV del lenguaje instalada.</text:p>
            </text:list-item>
            <text:list-item>
              <text:p text:style-name="P57"><text:span text:style-name="T7">Después es MV lo interpreta. </text:span><text:span text:style-name="T9">Multisistema</text:span></text:p>
            </text:list-item>
          </text:list>
        </text:list-item>
      </text:list>
      <text:p text:style-name="P15"/>
      <text:p text:style-name="P59"><text:soft-page-break/>2.1.3 Paradigma de programación</text:p>
      <text:p text:style-name="P15">El el enfoque para la construcción de software. Todos los paradigmas pertenecen a lenguajes de alto nivel, y puede usar mas de un paradigma.</text:p>
      <text:list xml:id="list2900114521" text:style-name="L5">
        <text:list-item>
          <text:p text:style-name="P58"><text:span text:style-name="T25">Paradigma Imperativo:</text:span><text:span text:style-name="T29"> </text:span><text:span text:style-name="T9">Describe la programación como una secuencia de pasos o instrucciones que cambian el estado del programa, indicando como realizar la tarea.</text:span></text:p>
        </text:list-item>
        <text:list-item>
          <text:p text:style-name="P60"><text:span text:style-name="T9">U</text:span><text:span text:style-name="T7">sado principalmente en lógica</text:span></text:p>
        </text:list-item>
        <text:list-item>
          <text:p text:style-name="P58"><text:span text:style-name="T25">Paradigma declarativo:</text:span><text:span text:style-name="T10">especifica un conjunto de premisas y condiciones para indicar que es lo que hay que hacer, pero no necesariamente como hay que hacerlo.</text:span></text:p>
        </text:list-item>
        <text:list-item>
          <text:p text:style-name="P60"><text:span text:style-name="T25">Paradigma procedimental:</text:span><text:span text:style-name="T29"> </text:span><text:span text:style-name="T7">Evolución del paradigma imperativo donde el programa se divide en partes mas pequeñas, llamadas funciones y procedimientos, que pueden comunicarse entre sí. “Divide y vencerás”</text:span></text:p>
        </text:list-item>
        <text:list-item>
          <text:p text:style-name="P60"><text:span text:style-name="T25">Paradigma orientado a objetos</text:span><text:span text:style-name="T29">: </text:span><text:span text:style-name="T7">Encapsula el estado y operaciones en objetos, creando estructura de clases y objetos que emulan un modelo del mundo real, el cual los objetos realizan acciones e interactúan con otros objetos.</text:span></text:p>
        </text:list-item>
        <text:list-item>
          <text:p text:style-name="P68"><text:span text:style-name="T26">Paradigma funcional:</text:span><text:span text:style-name="T10"> E</text:span><text:span text:style-name="T7">valúa el problema realizando funciones de manera recursiva, evita declarar datos haciendo hincapié en la composición de funciones y en las interacciones entre ellas. </text:span></text:p>
          <text:list>
            <text:list-item>
              <text:p text:style-name="P16">La información y procesos van pasando de funciones en funciones.</text:p>
            </text:list-item>
          </text:list>
        </text:list-item>
        <text:list-item>
          <text:p text:style-name="P69"><text:span text:style-name="T27">Paradigma lógico:</text:span><text:span text:style-name="T11"> </text:span><text:span text:style-name="T7">define un conjunto de reglas lógicas para ser interpretadas mediante inferencias lógicas. Permite responder preguntas planteadas al sistema para resolver problemas. </text:span></text:p>
        </text:list-item>
      </text:list>
      <text:p text:style-name="P17"/>
      <text:p text:style-name="P36">3 Tipos de código y proceso de obtención de ejecutables </text:p>
      <text:p text:style-name="P49">3.1 Tipos de código (fuente, objeto y ejecutable)</text:p>
      <text:list xml:id="list4293878437" text:style-name="L6">
        <text:list-item>
          <text:p text:style-name="P61"><text:span text:style-name="T25">Código fuente:</text:span><text:span text:style-name="T7"> Conjunto de instrucciones escritas por el programador en un lenguaje determinado.</text:span></text:p>
        </text:list-item>
        <text:list-item>
          <text:p text:style-name="P61"><text:span text:style-name="T25">Código objeto:</text:span><text:span text:style-name="T7"> El resultado de la compilación del código fuente.</text:span></text:p>
          <text:list>
            <text:list-item>
              <text:p text:style-name="P61"><text:span text:style-name="T21">Lenguaje Compilado</text:span><text:span text:style-name="T7"> : Código maquina</text:span></text:p>
            </text:list-item>
            <text:list-item>
              <text:p text:style-name="P61"><text:span text:style-name="T21">Lenguaje Virtual:</text:span><text:span text:style-name="T7"> Código bytecode</text:span></text:p>
            </text:list-item>
          </text:list>
        </text:list-item>
        <text:list-item>
          <text:p text:style-name="P62"><text:span text:style-name="T25">Código ejecutable</text:span><text:span text:style-name="T7">: </text:span><text:span text:style-name="T12">Resultado de enlazar el código objeto con las librerías, que podrá ser ejecutado.</text:span></text:p>
          <text:list>
            <text:list-item>
              <text:p text:style-name="P18">En el sistema (compilado).</text:p>
            </text:list-item>
            <text:list-item>
              <text:p text:style-name="P18">En la MV (virtual).</text:p>
            </text:list-item>
          </text:list>
        </text:list-item>
        <text:list-item>
          <text:p text:style-name="P18">En los interpretados no se necesita ni compiladores ni enlazadores. El código fuente será interpretado directamente.</text:p>
        </text:list-item>
      </text:list>
      <text:p text:style-name="P52"><text:span text:style-name="T13">3</text:span><text:span text:style-name="T7">.2 Proceso de compilación.</text:span></text:p>
      <text:list xml:id="list1351664901" text:style-name="L7">
        <text:list-item>
          <text:p text:style-name="P63"><text:span text:style-name="T25">Análisis léxico: </text:span><text:span text:style-name="T7">comprueba que no hayan errores léxicos de los componentes reservados en dicho lenguaje de programación.</text:span></text:p>
        </text:list-item>
        <text:list-item>
          <text:p text:style-name="P64"><text:span text:style-name="T25">Análisis sintáctica:</text:span><text:span text:style-name="T7"> </text:span><text:span text:style-name="T16">Comprueba que la sintaxis del programa está dispuesta de acuerdo con la gramática del lenguaje. </text:span></text:p>
          <text:list>
            <text:list-item>
              <text:p text:style-name="P19">Que no falte algún dentro de la sentencia, formato incorrecto en alguna asignación, etc.</text:p>
            </text:list-item>
          </text:list>
        </text:list-item>
        <text:list-item>
          <text:p text:style-name="P65"><text:span text:style-name="T28">Análisis</text:span><text:span text:style-name="T25"> semántico:</text:span><text:span text:style-name="T7"> Intenta detectar instrucciones que tengan la estructura sintáctica correcta, pero que tengan significado para la operación implicada.</text:span></text:p>
        </text:list-item>
        <text:list-item>
          <text:p text:style-name="P65"><text:span text:style-name="T25">Generación de código intermedio</text:span><text:span text:style-name="T7">: </text:span><text:span text:style-name="T14">Algunos compiladores generan una </text:span><text:soft-page-break/><text:span text:style-name="T14">representación intermedia. Esta debe ser fácil de producir y de traducir al programa objeto.</text:span></text:p>
        </text:list-item>
        <text:list-item>
          <text:p text:style-name="P65"><text:span text:style-name="T25">Optimización del código</text:span><text:span text:style-name="T7">: </text:span><text:span text:style-name="T14">Mejora el código intermedio, para que el código maquina sea mas rápido de ejecutar.</text:span></text:p>
        </text:list-item>
        <text:list-item>
          <text:p text:style-name="P65"><text:span text:style-name="T25">Generación del código</text:span><text:span text:style-name="T7">: </text:span><text:span text:style-name="T15">Se genera el código objeto siendo código maquina o código lenguaje ensamblador.</text:span></text:p>
        </text:list-item>
        <text:list-item>
          <text:p text:style-name="P65"><text:span text:style-name="T25">Administración de la tabla de símbolos</text:span><text:span text:style-name="T7">:</text:span></text:p>
          <text:list>
            <text:list-item>
              <text:p text:style-name="P20">Una tabla de símbolos es una estructura de datos que contiene un registro por cada identificador.</text:p>
            </text:list-item>
            <text:list-item>
              <text:p text:style-name="P20">El registro incluye los campos para los atributos del identificador. </text:p>
            </text:list-item>
            <text:list-item>
              <text:p text:style-name="P20">El administrador de la tabla de símbolos se encarga de manejar los accesos a la tabla de símbolos, en cada una de las etapas de compilación de un programa.</text:p>
            </text:list-item>
          </text:list>
        </text:list-item>
        <text:list-item>
          <text:p text:style-name="P65"><text:span text:style-name="T25">Manejador de errores</text:span><text:span text:style-name="T7">: </text:span><text:span text:style-name="T15">Se encarga de </text:span><text:span text:style-name="T17">tratar los erres de manera centralizada, controlando los erres de manera eficiente.</text:span></text:p>
        </text:list-item>
      </text:list>
      <text:p text:style-name="P21"/>
      <text:p text:style-name="P37">4 Ciclo de desarrollo software </text:p>
      <text:p text:style-name="P66"><text:span text:style-name="T17">C</text:span><text:span text:style-name="T7">oncepto de vida del software.</text:span></text:p>
      <text:list xml:id="list36534744" text:style-name="L8">
        <text:list-item>
          <text:p text:style-name="P67"><text:span text:style-name="T25">Análisis</text:span><text:span text:style-name="T7">: Definir los requisitos del software el cual será validada con el propio cliente. ¿Qué debe hacer el sistema?</text:span></text:p>
        </text:list-item>
        <text:list-item>
          <text:p text:style-name="P67"><text:span text:style-name="T25">Diseño</text:span><text:span text:style-name="T7">: Definir el funcionamiento del sistema a alto nivel, para profundizar </text:span><text:span text:style-name="T18">y llegar al nivel del diseño de los programas. (diagramas UML). ¿Cómo debe funcionar el sistema?</text:span></text:p>
        </text:list-item>
        <text:list-item>
          <text:p text:style-name="P67"><text:span text:style-name="T25">Codificación</text:span><text:span text:style-name="T7">: </text:span><text:span text:style-name="T18">Creación del código fuente en base al diseño anterior con el lenguaje de programación escogido anteriormente.</text:span></text:p>
        </text:list-item>
        <text:list-item>
          <text:p text:style-name="P67"><text:span text:style-name="T25">Pruebas</text:span><text:span text:style-name="T7">: </text:span><text:span text:style-name="T18">Se comprueba que el programa funciona correctamente y cumple con los requisitos. Si no pasa puede volver a una de las anteriores fases, según el error que se detecte.</text:span></text:p>
        </text:list-item>
        <text:list-item>
          <text:p text:style-name="P67"><text:span text:style-name="T25">Documentación</text:span><text:span text:style-name="T7">: </text:span><text:span text:style-name="T19">Tiene 2 tipos de documentación asociada.</text:span></text:p>
          <text:list>
            <text:list-item>
              <text:p text:style-name="P22">Documentación de usuario.</text:p>
            </text:list-item>
            <text:list-item>
              <text:p text:style-name="P22">Documentación del proyecto: de carácter técnico y funcional</text:p>
            </text:list-item>
          </text:list>
        </text:list-item>
      </text:list>
      <text:p text:style-name="P23"><text:tab/>Una buena documentación garantiza un mejor éxito del programa.</text:p>
      <text:list xml:id="list113922228149686" text:continue-numbering="true" text:style-name="L8">
        <text:list-item>
          <text:p text:style-name="P67"><text:span text:style-name="T25">Explotación</text:span><text:span text:style-name="T29">:</text:span><text:span text:style-name="T7"> </text:span><text:span text:style-name="T19">Preparación para su distribución. </text:span><text:span text:style-name="T20">Llevada a cabo por parte del equipo de desarrollo, y una vez realizada el software queda a disposición del usuario.</text:span></text:p>
        </text:list-item>
        <text:list-item>
          <text:p text:style-name="P67"><text:span text:style-name="T25">Mantenimiento</text:span><text:span text:style-name="T7">: </text:span><text:span text:style-name="T20">Esta fase irá en paralelo a la vida útil del sistema, y servirá para realizar correcciones y evoluciones del propio sistema.</text:span></text:p>
        </text:list-item>
      </text:list>
      <text:p text:style-name="P50">4.1 Desarrollo en cascada <text:span text:style-name="T30">(modelo secuencial)</text:span></text:p>
      <text:list xml:id="list417036736" text:style-name="L9">
        <text:list-item>
          <text:p text:style-name="P28">Modelo mas antiguo y también bastante usado.</text:p>
        </text:list-item>
        <text:list-item>
          <text:p text:style-name="P28">Usado en proyectos grandes y muchas personas trabajan en el y el contacto con el cliente es limitando.</text:p>
        </text:list-item>
        <text:list-item>
          <text:p text:style-name="P28">Existe el riesgo de no mostrar nada hasta la fase de pruebas.</text:p>
        </text:list-item>
        <text:list-item>
          <text:p text:style-name="P28"><text:span text:style-name="T34">VENTAJAS</text:span>:</text:p>
          <text:list>
            <text:list-item>
              <text:p text:style-name="P28">Se requiere de menos capital y herramientas para que funcione de manera optima.</text:p>
            </text:list-item>
            <text:list-item>
              <text:p text:style-name="P28">Modelo fácil de implementar y entender.</text:p>
            </text:list-item>
            <text:list-item>
              <text:p text:style-name="P29">Orientado a documentos.</text:p>
            </text:list-item>
            <text:list-item>
              <text:p text:style-name="P29">Modelo conocido y utilizado con frecuencia.</text:p>
            </text:list-item>
            <text:list-item>
              <text:p text:style-name="P29"><text:soft-page-break/>Promueve una metodología de trabajo efectiva.</text:p>
            </text:list-item>
          </text:list>
        </text:list-item>
        <text:list-item>
          <text:p text:style-name="P29"><text:span text:style-name="T34">DESVENTAJAS</text:span>:</text:p>
          <text:list>
            <text:list-item>
              <text:p text:style-name="P29">En la vida real es difícil llevar un proyecto secuencial, creando una mala implementación.</text:p>
            </text:list-item>
            <text:list-item>
              <text:p text:style-name="P29">Crea incertidumbre en el proyecto, debido a la tardanza en mostrar resultados.</text:p>
            </text:list-item>
            <text:list-item>
              <text:p text:style-name="P29">Un error de diseño detectado en la fase de prueba, condena a <text:span text:style-name="T31">empezar el proyecto casi desde el principio.</text:span></text:p>
            </text:list-item>
            <text:list-item>
              <text:p text:style-name="P30">Una etapa no puede empezar hasta que la anteriores no hayan terminado.</text:p>
            </text:list-item>
          </text:list>
        </text:list-item>
      </text:list>
      <text:p text:style-name="P50">4.2 Desarrollo en espiral</text:p>
      <text:p text:style-name="P31">Ejecuta una serie de etapas por ciclos de manera recurrente, como en bucle. En cada vuelta se realizan 4 actividades:</text:p>
      <text:list xml:id="list2862587280" text:style-name="L10">
        <text:list-item>
          <text:p text:style-name="P33"><text:span text:style-name="T22">Determinar objetivos</text:span>: </text:p>
          <text:list>
            <text:list-item>
              <text:p text:style-name="P33"><text:span text:style-name="T32">Fijar los requisitos, especificación, manual de usuario.</text:span></text:p>
            </text:list-item>
            <text:list-item>
              <text:p text:style-name="P34">Fijar las restricciones.</text:p>
            </text:list-item>
            <text:list-item>
              <text:p text:style-name="P34">Identificación de riesgos y estrategias alternativas.</text:p>
            </text:list-item>
          </text:list>
        </text:list-item>
        <text:list-item>
          <text:p text:style-name="P34"><text:span text:style-name="T22">Planificación</text:span>:</text:p>
        </text:list-item>
        <text:list-item>
          <text:p text:style-name="P34"><text:span text:style-name="T22">Desarrollar y probar</text:span>:</text:p>
        </text:list-item>
        <text:list-item>
          <text:p text:style-name="P32"><text:span text:style-name="T22">Análisis del riesgo</text:span>:</text:p>
        </text:list-item>
        <text:list-item>
          <text:p text:style-name="P34"><text:span text:style-name="T34">VENTAJAS</text:span>:</text:p>
          <text:list>
            <text:list-item>
              <text:p text:style-name="P34">Análisis de riesgo se hace de forma explicita y clara</text:p>
            </text:list-item>
            <text:list-item>
              <text:p text:style-name="P34">reduce riesgos de proyecto.</text:p>
            </text:list-item>
            <text:list-item>
              <text:p text:style-name="P34">Incorpora objetivos de claridad</text:p>
            </text:list-item>
            <text:list-item>
              <text:p text:style-name="P34">Integra el desarrollo con el mantenimiento.</text:p>
            </text:list-item>
            <text:list-item>
              <text:p text:style-name="P35">Una metodología dinámica pudiendo incorporar mejoras y nuevos requerimientos.</text:p>
            </text:list-item>
          </text:list>
        </text:list-item>
        <text:list-item>
          <text:p text:style-name="P35"><text:span text:style-name="T34">DESVENTAJAS</text:span>:</text:p>
          <text:list>
            <text:list-item>
              <text:p text:style-name="P35">Genera mucho tiempo de desarrollo del sistema.</text:p>
            </text:list-item>
            <text:list-item>
              <text:p text:style-name="P35">Modelo costoso.</text:p>
            </text:list-item>
            <text:list-item>
              <text:p text:style-name="P35">Requiere experiencia en la identificación de riesgo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A Writer Mono S" svg:font-family="'iA Writer Mono 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8T11:39:20.586000000</dc:date>
    <meta:editing-duration>PT1H6M34S</meta:editing-duration>
    <meta:editing-cycles>12</meta:editing-cycles>
    <meta:generator>LibreOffice/7.2.2.2$Windows_X86_64 LibreOffice_project/02b2acce88a210515b4a5bb2e46cbfb63fe97d56</meta:generator>
    <meta:document-statistic meta:table-count="1" meta:image-count="0" meta:object-count="0" meta:page-count="5" meta:paragraph-count="143" meta:word-count="1577" meta:character-count="9969" meta:non-whitespace-character-count="8612"/>
  </office:meta>
</office:document-meta>
</file>